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6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7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8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2761fa"/>
    </style:style>
    <style:style style:name="P13" style:family="paragraph" style:parent-style-name="UNNUMED_5f_HEADING">
      <style:paragraph-properties fo:break-before="page"/>
      <style:text-properties officeooo:paragraph-rsid="002761fa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fo:background-color="#ffff00" loext:char-shading-value="0" style:font-size-complex="16pt"/>
    </style:style>
    <style:style style:name="T11" style:family="text">
      <style:text-properties officeooo:rsid="0025a056" fo:background-color="#ffff00" loext:char-shading-value="0" style:font-size-complex="16pt"/>
    </style:style>
    <style:style style:name="T12" style:family="text">
      <style:text-properties officeooo:rsid="0025a056" fo:background-color="transparent" loext:char-shading-value="0" style:font-size-complex="16pt"/>
    </style:style>
    <style:style style:name="T13" style:family="text">
      <style:text-properties officeooo:rsid="0025a056" fo:background-color="transparent" loext:char-shading-value="0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Министерство науки и высшего образования РФ</text:span></text:p>
      <text:p text:style-name="P6" loext:marker-style-name="T2"><text:span text:style-name="T2">ФГБОУ ВО «БРЯНСКИЙ ГОСУДАРСТВЕННЫЙ<text:line-break/>ТЕХНИЧЕСКИЙ УНИВЕРСИТЕТ»</text:span></text:p>
      <text:p text:style-name="P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" loext:marker-style-name="T4"><text:span text:style-name="T4">по дисциплине «Программирование»</text:span></text:p>
      <text:p text:style-name="P6" loext:marker-style-name="T4"><text:span text:style-name="T4">Тема: «Разработка программы «</text:span><text:span text:style-name="T5">2048</text:span><text:span text:style-name="T4">»</text:span></text:p>
      <text:p text:style-name="P6" loext:marker-style-name="T4"><text:span text:style-name="T4">Всего листов </text:span><text:span text:style-name="T6"><text:page-count>8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3">23.0906</text:span></text:p>
      <text:p text:style-name="P4">______________<text:span text:style-name="T9">Жигунов С.Н</text:span>.</text:p>
      <text:p text:style-name="P4"><text:time style:data-style-name="N10119" text:time-value="2024-04-08T18:35:20.131582045">\«08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08T18:35:20.132015808">\«08\» апреля 2024 г.</text:time></text:p>
      <text:p text:style-name="P7" loext:marker-style-name="T3"><text:span text:style-name="T1">Брянск</text:span> <text:span text:style-name="T3"><text:time style:data-style-name="N10120" text:time-value="2024-04-08T18:35:20.132328872">2024 г.</text:time></text:span></text:p>
      <text:p text:style-name="P1"/>
      <text:h text:style-name="P13" text:outline-level="1" text:is-list-header="true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515_695550217" text:style-name="Index_20_Link" text:visited-style-name="Index_20_Link">оглавление<text:tab/>3</text:a></text:p>
          <text:p text:style-name="P9"><text:a xlink:type="simple" xlink:href="#__RefHeading___Toc1517_695550217" text:style-name="Index_20_Link" text:visited-style-name="Index_20_Link">введение<text:tab/>4</text:a></text:p>
          <text:p text:style-name="P9"><text:a xlink:type="simple" xlink:href="#__RefHeading___Toc1519_695550217" text:style-name="Index_20_Link" text:visited-style-name="Index_20_Link"><text:s/>1 . анализ предметной области<text:tab/>5</text:a></text:p>
          <text:p text:style-name="P10"><text:a xlink:type="simple" xlink:href="#__RefHeading___Toc1521_695550217" text:style-name="Index_20_Link" text:visited-style-name="Index_20_Link"><text:s/>1.1 историческая справка<text:tab/>5</text:a></text:p>
          <text:p text:style-name="P10"><text:a xlink:type="simple" xlink:href="#__RefHeading___Toc1523_695550217" text:style-name="Index_20_Link" text:visited-style-name="Index_20_Link"><text:s/>1.2 игровой процесс<text:tab/>5</text:a></text:p>
          <text:p text:style-name="P10"><text:a xlink:type="simple" xlink:href="#__RefHeading___Toc1525_695550217" text:style-name="Index_20_Link" text:visited-style-name="Index_20_Link"><text:s/>1.3 типовые подходы к решению<text:tab/>5</text:a></text:p>
          <text:p text:style-name="P9"><text:a xlink:type="simple" xlink:href="#__RefHeading___Toc1527_695550217" text:style-name="Index_20_Link" text:visited-style-name="Index_20_Link"><text:s/>2 . конструкторская часть<text:tab/>6</text:a></text:p>
          <text:p text:style-name="P10"><text:a xlink:type="simple" xlink:href="#__RefHeading___Toc1529_695550217" text:style-name="Index_20_Link" text:visited-style-name="Index_20_Link"><text:s/>2.1 общая структура проекта<text:tab/>6</text:a></text:p>
          <text:p text:style-name="P10"><text:a xlink:type="simple" xlink:href="#__RefHeading___Toc1531_695550217" text:style-name="Index_20_Link" text:visited-style-name="Index_20_Link"><text:s/>2.2 обобщённый алгоритм программы<text:tab/>6</text:a></text:p>
          <text:p text:style-name="P10"><text:a xlink:type="simple" xlink:href="#__RefHeading___Toc1533_695550217" text:style-name="Index_20_Link" text:visited-style-name="Index_20_Link"><text:s/>2.3 технические решения<text:tab/>6</text:a></text:p>
          <text:p text:style-name="P11"><text:a xlink:type="simple" xlink:href="#__RefHeading___Toc1535_695550217" text:style-name="Index_20_Link" text:visited-style-name="Index_20_Link"><text:s/>2.3.1 заголовочный файл<text:tab/>6</text:a></text:p>
          <text:p text:style-name="P11"><text:a xlink:type="simple" xlink:href="#__RefHeading___Toc1537_695550217" text:style-name="Index_20_Link" text:visited-style-name="Index_20_Link"><text:s/>2.3.2 исходный файл<text:tab/>6</text:a></text:p>
          <text:p text:style-name="P9"><text:a xlink:type="simple" xlink:href="#__RefHeading___Toc1539_695550217" text:style-name="Index_20_Link" text:visited-style-name="Index_20_Link">заключение<text:tab/>7</text:a></text:p>
          <text:p text:style-name="P9"><text:a xlink:type="simple" xlink:href="#__RefHeading___Toc1541_695550217" text:style-name="Index_20_Link" text:visited-style-name="Index_20_Link">список литературы<text:tab/>8</text:a></text:p>
        </text:index-body>
      </text:table-of-content>
      <text:p text:style-name="P12"/>
      <text:h text:style-name="UNNUMED_5f_HEADING" text:outline-level="1" text:is-list-header="true"><text:bookmark-start text:name="__RefHeading___Toc1517_695550217"/>введение<text:bookmark-end text:name="__RefHeading___Toc1517_695550217"/></text:h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Heading_20_2" text:outline-level="2"><text:bookmark-start text:name="__RefHeading___Toc1521_695550217"/>историческая справка<text:bookmark-end text:name="__RefHeading___Toc1521_695550217"/></text:h>
      <text:h text:style-name="Heading_20_2" text:outline-level="2"><text:bookmark-start text:name="__RefHeading___Toc1523_695550217"/>игровой процесс<text:bookmark-end text:name="__RefHeading___Toc1523_695550217"/></text:h>
      <text:h text:style-name="Heading_20_2" text:outline-level="2"><text:bookmark-start text:name="__RefHeading___Toc1525_695550217"/>типовые подходы к решению<text:bookmark-end text:name="__RefHeading___Toc1525_695550217"/></text:h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общая структура проекта<text:bookmark-end text:name="__RefHeading___Toc1529_695550217"/></text:h>
      <text:h text:style-name="Heading_20_2" text:outline-level="2"><text:bookmark-start text:name="__RefHeading___Toc1531_695550217"/>обобщённый алгоритм программы<text:bookmark-end text:name="__RefHeading___Toc1531_695550217"/></text:h>
      <text:h text:style-name="Heading_20_2" text:outline-level="2"><text:bookmark-start text:name="__RefHeading___Toc1533_695550217"/>технические решения<text:bookmark-end text:name="__RefHeading___Toc1533_695550217"/></text:h>
      <text:h text:style-name="Heading_20_3" text:outline-level="3"><text:bookmark-start text:name="__RefHeading___Toc1535_695550217"/>заголовочный файл<text:bookmark-end text:name="__RefHeading___Toc1535_695550217"/></text:h>
      <text:h text:style-name="Heading_20_3" text:outline-level="3"><text:bookmark-start text:name="__RefHeading___Toc1537_695550217"/>исходный файл<text:bookmark-end text:name="__RefHeading___Toc1537_695550217"/></text:h>
      <text:h text:style-name="UNNUMED_5f_HEADING" text:outline-level="1" text:is-list-header="true"><text:bookmark-start text:name="__RefHeading___Toc1539_695550217"/>заключение<text:bookmark-end text:name="__RefHeading___Toc1539_695550217"/></text:h>
      <text:h text:style-name="UNNUMED_5f_HEADING" text:outline-level="1" text:is-list-header="true"><text:bookmark-start text:name="__RefHeading___Toc1541_695550217"/>список литературы<text:bookmark-end text:name="__RefHeading___Toc1541_69555021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7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fals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 %1% .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08T18:35:20.011362918</dc:date>
    <meta:editing-duration>PT4H32M53S</meta:editing-duration>
    <meta:editing-cycles>11</meta:editing-cycles>
    <meta:document-statistic meta:table-count="0" meta:image-count="0" meta:object-count="0" meta:page-count="8" meta:paragraph-count="44" meta:word-count="150" meta:character-count="1049" meta:non-whitespace-character-count="925"/>
  </office:meta>
</office:document-meta>
</file>